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2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22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6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1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8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2-01-0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6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6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7142857143" calcext:value-type="float">
            <text:p>10.5047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7775" calcext:value-type="float">
            <text:p>12.677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56571428571" calcext:value-type="float">
            <text:p>12.6056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925" calcext:value-type="float">
            <text:p>12.734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1290322581" calcext:value-type="float">
            <text:p>12.536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925" calcext:value-type="float">
            <text:p>12.734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53548387097" calcext:value-type="float">
            <text:p>11.995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275" calcext:value-type="float">
            <text:p>10.963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2774193548" calcext:value-type="float">
            <text:p>12.703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5090909091" calcext:value-type="float">
            <text:p>13.03250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22709677419" calcext:value-type="float">
            <text:p>12.7622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4387096774" calcext:value-type="float">
            <text:p>12.7524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2774193548" calcext:value-type="float">
            <text:p>12.703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99870967742" calcext:value-type="float">
            <text:p>12.3099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99483870968" calcext:value-type="float">
            <text:p>11.1399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6068965517" calcext:value-type="float">
            <text:p>10.26860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11612903226" calcext:value-type="float">
            <text:p>9.6061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925" calcext:value-type="float">
            <text:p>8.162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856" calcext:value-type="float">
            <text:p>12.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005" calcext:value-type="float">
            <text:p>11.83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33419354839" calcext:value-type="float">
            <text:p>12.1133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82064516129" calcext:value-type="float">
            <text:p>11.828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04258064516" calcext:value-type="float">
            <text:p>12.8704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1225806452" calcext:value-type="float">
            <text:p>12.595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5724137931" calcext:value-type="float">
            <text:p>12.26557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9225806452" calcext:value-type="float">
            <text:p>12.8999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305" calcext:value-type="float">
            <text:p>12.97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936" calcext:value-type="float">
            <text:p>12.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7775" calcext:value-type="float">
            <text:p>12.677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62967741936" calcext:value-type="float">
            <text:p>12.5262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21032258065" calcext:value-type="float">
            <text:p>12.7721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7419354839" calcext:value-type="float">
            <text:p>13.0277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22709677419" calcext:value-type="float">
            <text:p>12.7622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9612903226" calcext:value-type="float">
            <text:p>12.5459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29142857143" calcext:value-type="float">
            <text:p>11.3429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11724137931" calcext:value-type="float">
            <text:p>11.35117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075" calcext:value-type="float">
            <text:p>12.792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875" calcext:value-type="float">
            <text:p>12.85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6206896552" calcext:value-type="float">
            <text:p>12.82262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30153846154" calcext:value-type="float">
            <text:p>12.403015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349677419355" calcext:value-type="float">
            <text:p>9.1734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5677419355" calcext:value-type="float">
            <text:p>11.572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16" calcext:value-type="float">
            <text:p>10.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00516129032" calcext:value-type="float">
            <text:p>11.7200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7775" calcext:value-type="float">
            <text:p>12.677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0571428571" calcext:value-type="float">
            <text:p>12.7580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255" calcext:value-type="float">
            <text:p>12.78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255" calcext:value-type="float">
            <text:p>12.78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925" calcext:value-type="float">
            <text:p>12.35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0387096774" calcext:value-type="float">
            <text:p>11.8380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275" calcext:value-type="float">
            <text:p>10.582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4896551724" calcext:value-type="float">
            <text:p>10.65748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55" calcext:value-type="float">
            <text:p>11.63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7741935484" calcext:value-type="float">
            <text:p>12.732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9419354839" calcext:value-type="float">
            <text:p>12.722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075" calcext:value-type="float">
            <text:p>12.792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6325" calcext:value-type="float">
            <text:p>12.506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51870967742" calcext:value-type="float">
            <text:p>12.0051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355" calcext:value-type="float">
            <text:p>9.35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809032258065" calcext:value-type="float">
            <text:p>8.31809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175" calcext:value-type="float">
            <text:p>10.163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41379310345" calcext:value-type="float">
            <text:p>11.82413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6864516129" calcext:value-type="float">
            <text:p>11.906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275" calcext:value-type="float">
            <text:p>12.487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87" calcext:value-type="float">
            <text:p>12.4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847083145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53" calcext:value-type="float">
            <text:p>11.9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26" meta:object-count="0"/>
    <meta:user-defined meta:name="AppVersion">3.0</meta:user-defined>
  </office:meta>
</office:document-meta>
</file>